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-color="#aea79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textarea-horizontal-align="justify" draw:textarea-vertical-align="middle" draw:auto-grow-height="false" fo:min-height="51.56mm" fo:min-width="50.68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7.43mm" fo:min-width="50.64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2.91mm" fo:min-width="55.23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aea79f" draw:textarea-horizontal-align="justify" draw:textarea-vertical-align="middle" draw:auto-grow-height="false" fo:min-height="26.02mm" fo:min-width="80.98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56.15mm" svg:height="57.03mm" svg:x="-1.27mm" svg:y="19.09mm"><text:p text:style-name="P1"><text:span text:style-name="T1">B</text:span><text:span text:style-name="T1">A</text:span><text:span text:style-name="T1">Z</text:span><text:span text:style-name="T1">A</text:span><text:span text:style-name="T1"> </text:span><text:span text:style-name="T1">P</text:span><text:span text:style-name="T1">O</text:span><text:span text:style-name="T1">S</text:span><text:span text:style-name="T1">T</text:span><text:span text:style-name="T1">G</text:span><text:span text:style-name="T1">R</text:span><text:span text:style-name="T1">E</text:span><text:span text:style-name="T1">S</text:span></text:p><text:p text:style-name="P1"><text:span text:style-name="T1"/></text:p><text:p text:style-name="P1"><text:span text:style-name="T1"/></text:p><text:p text:style-name="P1"><text:span text:style-name="T1">-</text:span><text:span text:style-name="T1"> </text:span><text:span text:style-name="T1">s</text:span><text:span text:style-name="T1">p</text:span><text:span text:style-name="T1">ó</text:span><text:span text:style-name="T1">ł</text:span><text:span text:style-name="T1">k</text:span><text:span text:style-name="T1">i</text:span></text:p><text:p text:style-name="P1"><text:span text:style-name="T1">-</text:span><text:span text:style-name="T1"> </text:span><text:span text:style-name="T1">n</text:span><text:span text:style-name="T1">o</text:span><text:span text:style-name="T1">t</text:span><text:span text:style-name="T1">o</text:span><text:span text:style-name="T1">w</text:span><text:span text:style-name="T1">a</text:span><text:span text:style-name="T1">n</text:span><text:span text:style-name="T1">i</text:span><text:span text:style-name="T1">a</text:span></text:p><text:p text:style-name="P1"><text:span text:style-name="T1"/></text:p><text:p text:style-name="P1"><text:span text:style-name="T1"/></text:p><text:p text:style-name="P1"><text:span text:style-name="T1">1</text:span><text:span text:style-name="T1"> </text:span><text:span text:style-name="T1">-</text:span><text:span text:style-name="T1"> </text:span><text:span text:style-name="T1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2" svg:width="54.67mm" svg:height="41.46mm" svg:x="98.97mm" svg:y="24.08mm"><text:p text:style-name="P1"><text:span text:style-name="T1"/></text:p><text:p text:style-name="P1"><text:span text:style-name="T1">(backend)</text:span></text:p><text:p text:style-name="P1"><text:span text:style-name="T1">SPRING MVC</text:span></text:p><text:p text:style-name="P1"><text:span text:style-name="T1"/></text:p><text:p text:style-name="P1"><text:span text:style-name="T1"/></text:p><text:p text:style-name="P1"><text:span text:style-name="T1">- obliczanie strategii</text:span></text:p><text:p text:style-name="P1"><text:span text:style-name="T1">- odświeżanie danych</text:span></text:p><text:p text:style-name="P1"><text:span text:style-name="T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2" svg:width="58.8mm" svg:height="36.48mm" svg:x="184.5mm" svg:y="26.71mm"><text:p text:style-name="P1"><text:span text:style-name="T1">(frontend)</text:span></text:p><text:p text:style-name="P1"><text:span text:style-name="T1">React/CSS/HTML5</text:span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4" draw:text-style-name="P3" svg:width="83.77mm" svg:height="28.81mm" svg:x="88.09mm" svg:y="101.12mm"><text:p text:style-name="P1"><text:span text:style-name="T1">https://openexchangerates.org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2" draw:style-name="gr5" draw:text-style-name="P1" svg:x1="153.63mm" svg:y1="42.1mm" svg:x2="186.81mm" svg:y2="48.77mm"><text:p text:style-name="P1">HTTP/JSON</text:p></draw:line><draw:line text:anchor-type="paragraph" draw:z-index="5" draw:name="Shape3" draw:style-name="gr5" draw:text-style-name="P1" svg:x1="50.46mm" svg:y1="42.6mm" svg:x2="100.71mm" svg:y2="46.73mm"><text:p text:style-name="P1">Spring Data<text:tab/></text:p><text:p text:style-name="P1"/></draw:line><draw:line text:anchor-type="paragraph" draw:z-index="6" draw:name="Shape4" draw:style-name="gr5" draw:text-style-name="P1" svg:x1="112.18mm" svg:y1="65.53mm" svg:x2="136.29mm" svg:y2="101.13mm"><text:p text:style-name="P1">HTTP/JSON</text:p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2:34:07.342799624</meta:creation-date>
    <dc:date>2017-04-27T02:47:03.989006410</dc:date>
    <meta:editing-duration>PT1M4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